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>
      <style:text-properties fo:font-weight="normal" officeooo:rsid="0018b2e7" officeooo:paragraph-rsid="000501f6" style:font-weight-asian="normal" style:font-weight-complex="normal"/>
    </style:style>
    <style:style style:name="P4" style:family="paragraph" style:parent-style-name="Standard" style:list-style-name="L14">
      <style:text-properties fo:font-weight="normal" officeooo:rsid="0018b2e7" officeooo:paragraph-rsid="000501f6" style:font-weight-asian="normal" style:font-weight-complex="normal"/>
    </style:style>
    <style:style style:name="P5" style:family="paragraph" style:parent-style-name="Standard" style:list-style-name="L15">
      <style:text-properties fo:font-weight="normal" officeooo:rsid="0018b2e7" officeooo:paragraph-rsid="000501f6" style:font-weight-asian="normal" style:font-weight-complex="normal"/>
    </style:style>
    <style:style style:name="P6" style:family="paragraph" style:parent-style-name="Standard" style:list-style-name="L16">
      <style:text-properties fo:font-weight="normal" officeooo:rsid="0018b2e7" officeooo:paragraph-rsid="000501f6" style:font-weight-asian="normal" style:font-weight-complex="normal"/>
    </style:style>
    <style:style style:name="P7" style:family="paragraph" style:parent-style-name="Standard" style:list-style-name="L17">
      <style:text-properties fo:font-weight="normal" officeooo:rsid="0018b2e7" officeooo:paragraph-rsid="000501f6" style:font-weight-asian="normal" style:font-weight-complex="normal"/>
    </style:style>
    <style:style style:name="P8" style:family="paragraph" style:parent-style-name="Standard" style:list-style-name="L18">
      <style:text-properties fo:font-weight="normal" officeooo:rsid="0018b2e7" officeooo:paragraph-rsid="000501f6" style:font-weight-asian="normal" style:font-weight-complex="normal"/>
    </style:style>
    <style:style style:name="P9" style:family="paragraph" style:parent-style-name="Standard" style:list-style-name="L19">
      <style:text-properties fo:font-weight="normal" officeooo:rsid="0018b2e7" officeooo:paragraph-rsid="000501f6" style:font-weight-asian="normal" style:font-weight-complex="normal"/>
    </style:style>
    <style:style style:name="P10" style:family="paragraph" style:parent-style-name="Standard" style:list-style-name="L20">
      <style:text-properties fo:font-weight="normal" officeooo:rsid="0018b2e7" officeooo:paragraph-rsid="000501f6" style:font-weight-asian="normal" style:font-weight-complex="normal"/>
    </style:style>
    <style:style style:name="P11" style:family="paragraph" style:parent-style-name="Standard" style:list-style-name="L21">
      <style:text-properties fo:font-weight="normal" officeooo:rsid="0018b2e7" officeooo:paragraph-rsid="000501f6" style:font-weight-asian="normal" style:font-weight-complex="normal"/>
    </style:style>
    <style:style style:name="P12" style:family="paragraph" style:parent-style-name="Standard" style:list-style-name="L22">
      <style:text-properties fo:font-weight="normal" officeooo:rsid="0018b2e7" officeooo:paragraph-rsid="000501f6" style:font-weight-asian="normal" style:font-weight-complex="normal"/>
    </style:style>
    <style:style style:name="P13" style:family="paragraph" style:parent-style-name="Standard" style:list-style-name="L23">
      <style:text-properties fo:font-weight="normal" officeooo:rsid="0018b2e7" officeooo:paragraph-rsid="000501f6" style:font-weight-asian="normal" style:font-weight-complex="normal"/>
    </style:style>
    <style:style style:name="P14" style:family="paragraph" style:parent-style-name="Standard" style:list-style-name="L24">
      <style:text-properties fo:font-weight="normal" officeooo:rsid="0018b2e7" officeooo:paragraph-rsid="000501f6" style:font-weight-asian="normal" style:font-weight-complex="normal"/>
    </style:style>
    <style:style style:name="P15" style:family="paragraph" style:parent-style-name="Standard" style:list-style-name="L25">
      <style:text-properties fo:font-weight="normal" officeooo:rsid="0018b2e7" officeooo:paragraph-rsid="000501f6" style:font-weight-asian="normal" style:font-weight-complex="normal"/>
    </style:style>
    <style:style style:name="P16" style:family="paragraph" style:parent-style-name="Standard" style:list-style-name="L1">
      <style:text-properties fo:font-weight="bold" officeooo:rsid="0018b2e7" officeooo:paragraph-rsid="000501f6" style:font-weight-asian="bold" style:font-weight-complex="bold"/>
    </style:style>
    <style:style style:name="P17" style:family="paragraph" style:parent-style-name="Standard" style:list-style-name="L14">
      <style:text-properties fo:font-weight="bold" officeooo:rsid="0018b2e7" officeooo:paragraph-rsid="000501f6" style:font-weight-asian="bold" style:font-weight-complex="bold"/>
    </style:style>
    <style:style style:name="P18" style:family="paragraph" style:parent-style-name="Standard" style:list-style-name="L15">
      <style:text-properties fo:font-weight="bold" officeooo:rsid="0018b2e7" officeooo:paragraph-rsid="000501f6" style:font-weight-asian="bold" style:font-weight-complex="bold"/>
    </style:style>
    <style:style style:name="P19" style:family="paragraph" style:parent-style-name="Standard" style:list-style-name="L16">
      <style:text-properties fo:font-weight="bold" officeooo:rsid="0018b2e7" officeooo:paragraph-rsid="000501f6" style:font-weight-asian="bold" style:font-weight-complex="bold"/>
    </style:style>
    <style:style style:name="P20" style:family="paragraph" style:parent-style-name="Standard" style:list-style-name="L17">
      <style:text-properties fo:font-weight="bold" officeooo:rsid="0018b2e7" officeooo:paragraph-rsid="000501f6" style:font-weight-asian="bold" style:font-weight-complex="bold"/>
    </style:style>
    <style:style style:name="P21" style:family="paragraph" style:parent-style-name="Standard" style:list-style-name="L18">
      <style:text-properties fo:font-weight="bold" officeooo:rsid="0018b2e7" officeooo:paragraph-rsid="000501f6" style:font-weight-asian="bold" style:font-weight-complex="bold"/>
    </style:style>
    <style:style style:name="P22" style:family="paragraph" style:parent-style-name="Standard" style:list-style-name="L19">
      <style:text-properties fo:font-weight="bold" officeooo:rsid="0018b2e7" officeooo:paragraph-rsid="000501f6" style:font-weight-asian="bold" style:font-weight-complex="bold"/>
    </style:style>
    <style:style style:name="P23" style:family="paragraph" style:parent-style-name="Standard" style:list-style-name="L20">
      <style:text-properties fo:font-weight="bold" officeooo:rsid="0018b2e7" officeooo:paragraph-rsid="000501f6" style:font-weight-asian="bold" style:font-weight-complex="bold"/>
    </style:style>
    <style:style style:name="P24" style:family="paragraph" style:parent-style-name="Standard" style:list-style-name="L21">
      <style:text-properties fo:font-weight="bold" officeooo:rsid="0018b2e7" officeooo:paragraph-rsid="000501f6" style:font-weight-asian="bold" style:font-weight-complex="bold"/>
    </style:style>
    <style:style style:name="P25" style:family="paragraph" style:parent-style-name="Standard" style:list-style-name="L22">
      <style:text-properties fo:font-weight="bold" officeooo:rsid="0018b2e7" officeooo:paragraph-rsid="000501f6" style:font-weight-asian="bold" style:font-weight-complex="bold"/>
    </style:style>
    <style:style style:name="P26" style:family="paragraph" style:parent-style-name="Standard" style:list-style-name="L23">
      <style:text-properties fo:font-weight="bold" officeooo:rsid="0018b2e7" officeooo:paragraph-rsid="000501f6" style:font-weight-asian="bold" style:font-weight-complex="bold"/>
    </style:style>
    <style:style style:name="P27" style:family="paragraph" style:parent-style-name="Standard" style:list-style-name="L25">
      <style:text-properties fo:font-weight="bold" officeooo:rsid="0018b2e7" officeooo:paragraph-rsid="000501f6" style:font-weight-asian="bold" style:font-weight-complex="bold"/>
    </style:style>
    <style:style style:name="P28" style:family="paragraph" style:parent-style-name="Standard">
      <style:text-properties fo:font-weight="bold" officeooo:rsid="0018b2e7" officeooo:paragraph-rsid="000501f6" style:font-weight-asian="bold" style:font-weight-complex="bold"/>
    </style:style>
    <style:style style:name="P29" style:family="paragraph" style:parent-style-name="Standard">
      <style:text-properties fo:font-weight="bold" officeooo:rsid="001ddf8f" officeooo:paragraph-rsid="000501f6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31" style:family="paragraph" style:parent-style-name="Standard" style:list-style-name="L1">
      <style:text-properties officeooo:rsid="0018b2e7" officeooo:paragraph-rsid="000501f6"/>
    </style:style>
    <style:style style:name="P32" style:family="paragraph" style:parent-style-name="Standard">
      <style:text-properties officeooo:rsid="0018b2e7" officeooo:paragraph-rsid="000501f6"/>
    </style:style>
    <style:style style:name="P33" style:family="paragraph" style:parent-style-name="Standard" style:list-style-name="L21">
      <style:text-properties officeooo:paragraph-rsid="000501f6"/>
    </style:style>
    <style:style style:name="P34" style:family="paragraph" style:parent-style-name="Standard">
      <style:text-properties officeooo:paragraph-rsid="000501f6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T1" style:family="text">
      <style:text-properties officeooo:rsid="00191029"/>
    </style:style>
    <style:style style:name="T2" style:family="text">
      <style:text-properties fo:font-weight="normal" officeooo:rsid="0018b2e7" style:font-weight-asian="normal" style:font-weight-complex="normal"/>
    </style:style>
    <style:style style:name="T3" style:family="text">
      <style:text-properties fo:font-weight="normal" officeooo:rsid="0039f8bc" style:font-weight-asian="normal" style:font-weight-complex="normal"/>
    </style:style>
    <style:style style:name="T4" style:family="text">
      <style:text-properties fo:font-weight="bold" officeooo:rsid="0018b2e7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rancisco das C. T. dos Santos</text:p>
      <text:p text:style-name="P2">Julho de 2022</text:p>
      <text:p text:style-name="P2"/>
      <text:p text:style-name="P35">Questões AngularJS</text:p>
      <text:p text:style-name="P1"/>
      <text:p text:style-name="P28">Ano: 2017 Banca: IBFC Órgão: TJ-PE Prova: IBFC - 2017 - TJ-PE - Técnico Judiciário - Programador de Computador</text:p>
      <text:p text:style-name="P32">Para facilitar a detecção de gargalos e oferecer uma Interface visual para depurar os aplicativos AngularJS é interessante instalar o plugin no Google Chrome denominado:</text:p>
      <text:p text:style-name="P32"/>
      <text:p text:style-name="P28">A) Batarang</text:p>
      <text:p text:style-name="P32">B) Cockroach</text:p>
      <text:p text:style-name="P32">C) Potatoes</text:p>
      <text:p text:style-name="P32">D) Cucarach</text:p>
      <text:p text:style-name="P32">E) Beetling</text:p>
      <text:p text:style-name="P32"/>
      <text:p text:style-name="P28">Ano: 2018 Banca: CESPE / CEBRASPE Órgão: STM Prova: CESPE / CEBRASPE - 2018 - STM - Técnico Judiciário - Programação de Sistemas</text:p>
      <text:p text:style-name="P32">Julgue o item subsequente, a respeito de programação web.</text:p>
      <text:p text:style-name="P32"/>
      <text:p text:style-name="P32">Após ser executada, a expressão Angular JS</text:p>
      <text:p text:style-name="P32"/>
      <text:p text:style-name="P32">&lt;div ng-app=””&gt;</text:p>
      <text:p text:style-name="P32">&lt;p&gt;Resultado: {{ 5 + 12 }}&lt;/p&gt;</text:p>
      <text:p text:style-name="P32">&lt;/div&gt;</text:p>
      <text:p text:style-name="P32">produzirá, como resultado, Resultado: 17.</text:p>
      <text:p text:style-name="P32"/>
      <text:p text:style-name="P29">Errado</text:p>
      <text:p text:style-name="P32"/>
      <text:p text:style-name="P28">Ano: 2018 Banca: CESPE / CEBRASPE Órgão: STM Prova: CESPE / CEBRASPE - 2018 - STM - Técnico Judiciário - Programação de Sistemas</text:p>
      <text:p text:style-name="P32">Julgue o item subsequente, a respeito de programação web.</text:p>
      <text:p text:style-name="P32"/>
      <text:p text:style-name="P32">O serviço Angular JS $http é usado para fazer uma chamada Ajax para o servidor.</text:p>
      <text:p text:style-name="P32"/>
      <text:p text:style-name="P29">Certo</text:p>
      <text:p text:style-name="P32"/>
      <text:p text:style-name="P28">Ano: 2017 Banca: IBFC Órgão: TJ-PE Prova: IBFC - 2017 - TJ-PE - Analista Judiciário - Analista de Sistemas</text:p>
      <text:p text:style-name="P32">Abaixo são apresentadas algumas das principais diretivas no AngularJS:</text:p>
      <text:p text:style-name="P32"/>
      <text:p text:style-name="P32">(1) ng-model</text:p>
      <text:p text:style-name="P32">(2) ng-app</text:p>
      <text:p text:style-name="P32">(3) ng-loop</text:p>
      <text:p text:style-name="P32">(4) ng-controller</text:p>
      <text:p text:style-name="P32"/>
      <text:p text:style-name="P32">Selecione a alternativa tecnicamente correta:</text:p>
      <text:p text:style-name="P32"/>
      <text:list xml:id="list3880143931" text:style-name="L1">
        <text:list-item>
          <text:p text:style-name="P31"><text:soft-page-break/>da relação apresentada somente são aplicadas o 1, 2 e 3</text:p>
        </text:list-item>
        <text:list-item>
          <text:p text:style-name="P16">da relação apresentada somente são aplicadas o 1, 2 e 4</text:p>
        </text:list-item>
        <text:list-item>
          <text:p text:style-name="P31">da relação apresentada somente são aplicadas o 2, 3 e 4</text:p>
        </text:list-item>
        <text:list-item>
          <text:p text:style-name="P31">da relação apresentada somente são aplicadas o 1, 3 e 4</text:p>
        </text:list-item>
        <text:list-item>
          <text:p text:style-name="P31">da relação apresentada todas diretivas podem ser aplicadas</text:p>
        </text:list-item>
      </text:list>
      <text:p text:style-name="P32"/>
      <text:p text:style-name="P28">Ano: 2015 Banca: CESPE / CEBRASPE Órgão: STJ Prova: CESPE - 2015 - STJ - Técnico Judiciário - Tecnologia da Informação</text:p>
      <text:p text:style-name="P32">No que se refere à programação web e a sistemas de controle de versão, julgue o item subsequente.</text:p>
      <text:p text:style-name="P32"/>
      <text:p text:style-name="P32">O atributo ngBind informa ao AngularJS para atualizar o conteúdo do texto, quando o valor da expressão for alterado.</text:p>
      <text:p text:style-name="P32"/>
      <text:p text:style-name="P29">Certo</text:p>
      <text:p text:style-name="P28"/>
      <text:p text:style-name="P28">Ano: 2018 Banca: FCC Órgão: TRT - 2ª REGIÃO (SP) Prova: FCC - 2018 - TRT - 2ª REGIÃO (SP) - Analista Judiciário - Tecnologia da Informação</text:p>
      <text:p text:style-name="P3">Considere a página web abaixo, que utiliza o Angular JS versão 1.6.9.</text:p>
      <text:p text:style-name="P3"/>
      <text:p text:style-name="P3">&lt;!DOCTYP<text:span text:style-name="T1">E</text:span> html&gt;</text:p>
      <text:p text:style-name="P3">&lt;html&gt;</text:p>
      <text:p text:style-name="P3"><text:tab/>&lt;head&gt;</text:p>
      <text:p text:style-name="P3"><text:tab/><text:tab/>&lt;title&gt;TRT&lt;/title&gt;</text:p>
      <text:p text:style-name="P3"><text:tab/><text:tab/>&lt;script src="angular.min.js"&gt;&lt;/script&gt;</text:p>
      <text:p text:style-name="P3"><text:tab/>&lt;/head&gt;</text:p>
      <text:p text:style-name="P3"><text:tab/>&lt;body&gt;</text:p>
      <text:p text:style-name="P3"><text:tab/><text:tab/>&lt;div ng-app="" ng-init="a=5;b=4"</text:p>
      <text:p text:style-name="P3"><text:tab/><text:tab/><text:tab/>&lt;p&gt;Total: &lt;span ng-bind="a * b"&gt;&lt;/span&gt;&lt;/p&gt;</text:p>
      <text:p text:style-name="P3"><text:tab/><text:tab/>&lt;/div&gt;</text:p>
      <text:p text:style-name="P3"><text:tab/>&lt;/body&gt;</text:p>
      <text:p text:style-name="P3">&lt;/html&gt;</text:p>
      <text:p text:style-name="P3"/>
      <text:p text:style-name="P3">O resultado do cálculo envolvendo as variáveis a e b é mostrado pela instrução &lt;p&gt;Total:&lt;span ng-bind="a * b"&gt;&lt;/span&gt;&lt;/p&gt; . Outra forma de realizar o mesmo procedimento é usando a instrução</text:p>
      <text:p text:style-name="P3"/>
      <text:list xml:id="list1025237765" text:style-name="L14">
        <text:list-item>
          <text:p text:style-name="P4">&lt;p&gt;Total: &lt;span ng-calc="a * b"&gt;&lt;/span&gt;&lt;/p&gt;</text:p>
        </text:list-item>
        <text:list-item>
          <text:p text:style-name="P17">&lt;p&gt;Total: {{ a * b }}&lt;/p&gt;</text:p>
        </text:list-item>
        <text:list-item>
          <text:p text:style-name="P4">&lt;p&gt;Total: javascript.calc(a * b)&lt;/p&gt;</text:p>
        </text:list-item>
        <text:list-item>
          <text:p text:style-name="P4">&lt;p&gt;Total: &lt;script&gt;Math.calc(a * b)&lt;/script&gt;&lt;/p&gt;</text:p>
        </text:list-item>
        <text:list-item>
          <text:p text:style-name="P4">&lt;p&gt;Total: &lt;script ng-math="a * b"&gt;&lt;/script&gt;&lt;/p&gt;</text:p>
        </text:list-item>
      </text:list>
      <text:p text:style-name="P3"/>
      <text:p text:style-name="P28">Ano: 2017 Banca: FCC Órgão: TRT - 11ª Região (AM e RR) Prova: FCC - 2017 - TRT - 11ª Região (AM e RR) - Técnico Judiciário - Tecnologia da Informação</text:p>
      <text:p text:style-name="P3">Considere o fragmento de código HTML abaixo. </text:p>
      <text:p text:style-name="P3"/>
      <text:p text:style-name="P34"><text:span text:style-name="T2">&lt;body&gt; <text:s text:c="5"/>&lt;div&gt; <text:s text:c="9"/>&lt;label&gt;processo N°:&lt;/label&gt; <text:s text:c="9"/>&lt;input types="text" </text:span><text:span text:style-name="T4">ng-model</text:span><text:span text:style-name="T2">="processo"&gt; <text:s text:c="9"/>&lt;p&gt;o número do processo é {{processo}} . &lt;/p&gt; <text:s text:c="6"/>&lt;/div&gt; <text:s/>&lt;/body&gt;</text:span></text:p>
      <text:p text:style-name="P3"/>
      <text:p text:style-name="P3">Este fragmento evidencia o uso de</text:p>
      <text:p text:style-name="P3"><text:soft-page-break/></text:p>
      <text:list xml:id="list2515210002" text:style-name="L15">
        <text:list-item>
          <text:p text:style-name="P5">QueryJS.</text:p>
        </text:list-item>
        <text:list-item>
          <text:p text:style-name="P5">Facelets.</text:p>
        </text:list-item>
        <text:list-item>
          <text:p text:style-name="P18">AngularJS.</text:p>
        </text:list-item>
        <text:list-item>
          <text:p text:style-name="P5">Portlets.</text:p>
        </text:list-item>
        <text:list-item>
          <text:p text:style-name="P5">PrimeFaces.</text:p>
        </text:list-item>
      </text:list>
      <text:p text:style-name="P28"/>
      <text:p text:style-name="P28"/>
      <text:p text:style-name="P28">Ano: 2015 Banca: CESPE / CEBRASPE Órgão: TRE-RS Prova: CESPE - 2015 - TRE-RS - Analista Judiciário - Análise de Sistemas</text:p>
      <text:p text:style-name="P3">Na escolha de um framework e bibliotecas para apoiar a utilização do JavaScript, uma empresa levou em consideração algumas afirmações apresentadas por sua equipe técnica. Com base nesse contexto, assinale a opção correta.</text:p>
      <text:p text:style-name="P3"/>
      <text:list xml:id="list4222782871" text:style-name="L16">
        <text:list-item>
          <text:p text:style-name="P19">O ReactJS não depende exclusivamente do DOM (document object model) do navegador, uma vez que mantém um DOM virtual próprio.</text:p>
        </text:list-item>
        <text:list-item>
          <text:p text:style-name="P6">O AngularJS está baseado na manipulação pelo desenvolvedor da sincronização entre a camada de visão, fornecida pelo código HTML, e o modelo, e vice-versa.</text:p>
        </text:list-item>
        <text:list-item>
          <text:p text:style-name="P6">Segundo os princípios adotados pelo AngularJS, o código declarativo é melhor para expressar a lógica do negócio.</text:p>
        </text:list-item>
        <text:list-item>
          <text:p text:style-name="P6">A forma primária de organizar as interfaces no Ember.js são os templates escritos em JavaScript que definem o seu comportamento.</text:p>
        </text:list-item>
        <text:list-item>
          <text:p text:style-name="P6">Os projetos Ember.js podem ser criados e gerenciados por uma ferramenta de linha de comando denominada Ember Loc.</text:p>
        </text:list-item>
      </text:list>
      <text:p text:style-name="P3"/>
      <text:p text:style-name="P3"/>
      <text:p text:style-name="P3"/>
      <text:p text:style-name="P28">Ano: 2016 Banca: VUNESP Órgão: FUNDUNESP Prova: VUNESP - 2016 - FUNDUNESP - Analista Programador Júnior</text:p>
      <text:p text:style-name="P3">No AngularJS, a diretiva ng-model é utilizada para</text:p>
      <text:p text:style-name="P3"/>
      <text:list xml:id="list2029311676" text:style-name="L17">
        <text:list-item>
          <text:p text:style-name="P7">inicializar dados do modelo.</text:p>
        </text:list-item>
        <text:list-item>
          <text:p text:style-name="P7">ativar o AngularJS na página HTML.</text:p>
        </text:list-item>
        <text:list-item>
          <text:p text:style-name="P20">vincular o conteúdo de um controlador HTML a um dado do modelo.</text:p>
        </text:list-item>
        <text:list-item>
          <text:p text:style-name="P7">indicar o nome do controlador que determinará o comportamento de um elemento HTML.</text:p>
        </text:list-item>
        <text:list-item>
          <text:p text:style-name="P7">indicar que os dados contidos em um elemento HTML não devem ser obtidos a partir do escopo raiz.</text:p>
        </text:list-item>
      </text:list>
      <text:p text:style-name="P28"/>
      <text:p text:style-name="P28"/>
      <text:p text:style-name="P28"/>
      <text:p text:style-name="P28">Ano: 2018 Banca: CESPE / CEBRASPE Órgão: FUB Prova: CESPE - 2018 - FUB - Técnico de Tecnologia da Informação</text:p>
      <text:p text:style-name="P3">Com relação ao uso dos frameworks AngularJS e Hibernate, julgue o item a seguir.</text:p>
      <text:p text:style-name="P3"/>
      <text:p text:style-name="P3">Eventos do AngularJS podem ser usados para associar diferentes ações a diferentes elementos HTML; por exemplo, um evento AngularJS pode ser usado para associar uma ação relacionada à seleção de um elemento HTML por meio do uso de um mouse.</text:p>
      <text:p text:style-name="P3"/>
      <text:p text:style-name="P28">Certo</text:p>
      <text:p text:style-name="P28"><text:soft-page-break/>Ano: 2016 Banca: FGV Órgão: IBGE Prova: FGV - 2016 - IBGE - Tecnologista - Programação Visual - Webdesign</text:p>
      <text:p text:style-name="P3">Mantido pelo Google, o AngularJS é um framework popular usado para:</text:p>
      <text:p text:style-name="P3"/>
      <text:list xml:id="list3988688979" text:style-name="L18">
        <text:list-item>
          <text:p text:style-name="P8">ampliar as funções do CSS, estendendo a biblioteca da linguagem com novos comandos e oferecendo recursos dinâmicos para exibição de dados;</text:p>
        </text:list-item>
        <text:list-item>
          <text:p text:style-name="P8">substituir o JavaScript na programação de recursos interativos através da oferta de uma biblioteca de comandos multimidiáticos;</text:p>
        </text:list-item>
        <text:list-item>
          <text:p text:style-name="P8">declarar visualizações dinâmicas em aplicações web, estendendo as bibliotecas de linguagens dinâmicas como PHP e ASP;</text:p>
        </text:list-item>
        <text:list-item>
          <text:p text:style-name="P8">substituir o HTML como linguagem de marcação para hierarquização mais eficiente do conteúdo;</text:p>
        </text:list-item>
        <text:list-item>
          <text:p text:style-name="P21">declarar visualizações dinâmicas em aplicações web, estendendo atributos do HTML com diretivas e vinculando dados ao HTML através de expressões.</text:p>
        </text:list-item>
      </text:list>
      <text:p text:style-name="P3"/>
      <text:p text:style-name="P28">Ano: 2017 Banca: FCC Órgão: DPE-RS Prova: FCC - 2017 - DPE-RS - Analista - Desenvolvimento de Sistemas</text:p>
      <text:p text:style-name="P3">AngularJS é um framework JavaScript, também referenciado como uma biblioteca escrita em JavaScript. Esse framework permite o uso de </text:p>
      <text:p text:style-name="P3"/>
      <text:list xml:id="list850194351" text:style-name="L19">
        <text:list-item>
          <text:p text:style-name="P22">expressões escritas dentro de uma diretiva no formato: ng-bind = "expression".</text:p>
        </text:list-item>
        <text:list-item>
          <text:p text:style-name="P9">expressões escritas dentro de colchetes duplos, no formato [[expression.]].</text:p>
        </text:list-item>
        <text:list-item>
          <text:p text:style-name="P9">filtros que devem ser adicionados às expressões por meio do caractere cerquilha (#).</text:p>
        </text:list-item>
        <text:list-item>
          <text:p text:style-name="P9">XML com diretivas xsd, como xsd-app, xsd-model e xsd-bind.</text:p>
        </text:list-item>
        <text:list-item>
          <text:p text:style-name="P9">expressões que suportam condicionais, loops e exceções, mas não suportam filtros.</text:p>
        </text:list-item>
      </text:list>
      <text:p text:style-name="P3"/>
      <text:p text:style-name="P28">Ano: 2018 Banca: CESGRANRIO Órgão: Banco do Brasil Prova: CESGRANRIO - 2018 - Banco do Brasil - Escriturário</text:p>
      <text:p text:style-name="P3">AngularJS segue um modelo MVC. Qual a diretiva correta em AngularJS para ligar um elemento de entrada de dados da visão, como um campo input do tipo texto, a um elemento do modelo, como uma variável do tipo string?</text:p>
      <text:p text:style-name="P3"/>
      <text:list xml:id="list1666383990" text:style-name="L20">
        <text:list-item>
          <text:p text:style-name="P10">NgView</text:p>
        </text:list-item>
        <text:list-item>
          <text:p text:style-name="P10">ngValue</text:p>
        </text:list-item>
        <text:list-item>
          <text:p text:style-name="P10">ngBind</text:p>
        </text:list-item>
        <text:list-item>
          <text:p text:style-name="P23">ngModel</text:p>
        </text:list-item>
        <text:list-item>
          <text:p text:style-name="P10">ngLink</text:p>
        </text:list-item>
      </text:list>
      <text:p text:style-name="P28"/>
      <text:p text:style-name="P28">Ano: 2022 Banca: UFRPE Órgão: UFRPE Prova: UFRPE - 2022 - UFRPE - Técnico em Tecnologia da Informação - Desenvolvimento de Sistemas - Edital nº 42</text:p>
      <text:p text:style-name="P3">AngularJS é um framework JavaScript para desenvolvimento de aplicações web. No desenvolvimento de páginas web dinâmicas, é muito importante a utilização de laços. Qual a diretiva desse framework que permite repetir um elemento DOM uma vez, para cada item de uma coleção?</text:p>
      <text:p text:style-name="P3"/>
      <text:list xml:id="list3256610033" text:style-name="L21">
        <text:list-item>
          <text:p text:style-name="P33"><text:span text:style-name="T3">n</text:span><text:span text:style-name="T2">g-for</text:span></text:p>
        </text:list-item>
        <text:list-item>
          <text:p text:style-name="P11">ng-while</text:p>
        </text:list-item>
        <text:list-item>
          <text:p text:style-name="P24">ng-repeat</text:p>
        </text:list-item>
        <text:list-item>
          <text:p text:style-name="P11">ng-iterate</text:p>
        </text:list-item>
        <text:list-item>
          <text:p text:style-name="P11">ng-loop</text:p>
        </text:list-item>
      </text:list>
      <text:p text:style-name="P28"><text:soft-page-break/>Ano: 2018 Banca: CESGRANRIO Órgão: Banco da Amazônia Prova: CESGRANRIO - 2018 - Banco da Amazônia - Técnico Científico - Tecnologia da Informação</text:p>
      <text:p text:style-name="P3">É um exemplo de uma expressão Angular (Angular Expression) em AngularJS:</text:p>
      <text:p text:style-name="P3"/>
      <text:list xml:id="list2954744210" text:style-name="L22">
        <text:list-item>
          <text:p text:style-name="P25">&lt;p&gt;Candidato aprovado: {{ candidato.nome }}&lt;/p&gt;</text:p>
        </text:list-item>
        <text:list-item>
          <text:p text:style-name="P12">&lt;p&gt;Candidato aprovado: [[ candidato.nome ]]&lt;/p&gt;</text:p>
        </text:list-item>
        <text:list-item>
          <text:p text:style-name="P12">&lt;p&gt;Candidato aprovado: &lt;%= candidato.nome %&gt;&lt;/p&gt;</text:p>
        </text:list-item>
        <text:list-item>
          <text:p text:style-name="P12">&lt;p&gt;Candidato aprovado: &lt;?= candidato.nome ?&gt; &lt;/p&gt;</text:p>
        </text:list-item>
        <text:list-item>
          <text:p text:style-name="P12">&lt;p&gt;Candidato aprovado: &lt;js:angular value="candidato. nome"/&gt;&lt;/p&gt;</text:p>
        </text:list-item>
      </text:list>
      <text:p text:style-name="P3"/>
      <text:p text:style-name="P28">Ano: 2018 Banca: CESPE / CEBRASPE Órgão: FUB Prova: CESPE - 2018 - FUB - Técnico de Tecnologia da Informação</text:p>
      <text:p text:style-name="P3">Com relação ao uso dos frameworks AngularJS e Hibernate, julgue o item a seguir.</text:p>
      <text:p text:style-name="P3"/>
      <text:p text:style-name="P3">No desenvolvimento de uma aplicação em que ocorram persistências a dados usando Hibernate, é necessário criar uma sessão para fazer a conexão com o banco de dados por meio de um objeto session; este objeto, que é instanciado apenas uma vez na aplicação, deve se manter instanciado durante todo o tempo de execução.</text:p>
      <text:p text:style-name="P3"/>
      <text:p text:style-name="P28">Errado</text:p>
      <text:p text:style-name="P3"/>
      <text:p text:style-name="P28">Ano: 2022 Banca: CESPE / CEBRASPE Órgão: FUB Prova: CESPE / CEBRASPE - 2022 - FUB - Técnico de Tecnologia da Informação</text:p>
      <text:p text:style-name="P3">Julgue o item a seguir, a respeito de projeto e desenvolvimento de sistemas. </text:p>
      <text:p text:style-name="P3"/>
      <text:p text:style-name="P3">Em AngularJS, a característica two-way data binding permite que, quando os dados no modelo são alterados, a exibição reflita a alteração e, quando os dados na exibição são alterados, o modelo também seja atualizado; isso acontece de forma imediata e automática, garantindo que o modelo e a visualização sejam atualizados o tempo todo. </text:p>
      <text:p text:style-name="P3"/>
      <text:p text:style-name="P28">Certo</text:p>
      <text:p text:style-name="P3"/>
      <text:p text:style-name="P28"/>
      <text:p text:style-name="P28"/>
      <text:p text:style-name="P28">Ano: 2019 Banca: INSTITUTO AOCP Órgão: IBGE Prova: INSTITUTO AOCP - 2019 - IBGE - Analista Censitário - Análise de Sistemas - Desenvolvimento de Aplicações Web Mobile</text:p>
      <text:p text:style-name="P3">O foco do framework do Ionic é o front view dos aplicativos, ou seja, ele fornece componentes para o desenvolvimento da interface dos aplicativos. Na prática, o Ionic nos fornece uma gama de componentes para serem utilizados na view, fazendo o controle através do AngularJS e, por fim, sendo compilado através do PhoneGap. Com base no exposto, para desenvolver um aplicativo nessa linguagem e aproveitar o recurso de executar a nova aplicação diretamente no navegador, qual é o comando do Ionic que, se executado na mesma pasta da aplicação, realiza a operação de executar essa aplicação diretamente no navegador padrão do computador?</text:p>
      <text:p text:style-name="P3"/>
      <text:list xml:id="list3080139472" text:style-name="L23">
        <text:list-item>
          <text:p text:style-name="P13">ionic start myapp</text:p>
        </text:list-item>
        <text:list-item>
          <text:p text:style-name="P26">ionic serve</text:p>
        </text:list-item>
        <text:list-item>
          <text:p text:style-name="P13">ionic start blank</text:p>
        </text:list-item>
        <text:list-item>
          <text:p text:style-name="P13">ionic start tabs</text:p>
        </text:list-item>
        <text:list-item>
          <text:p text:style-name="P13">ionic run android</text:p>
        </text:list-item>
      </text:list>
      <text:p text:style-name="P28"><text:soft-page-break/>Ano: 2016 Banca: FGV Órgão: IBGE Prova: FGV - 2016 - IBGE - Analista - Análise de Sistemas - Desenvolvimento de Aplicações - Web Mobile</text:p>
      <text:p text:style-name="P3">Com relação ao AngularJS, analise as afirmativas a seguir:</text:p>
      <text:p text:style-name="P3"/>
      <text:list xml:id="list3440448616" text:style-name="L24">
        <text:list-item>
          <text:p text:style-name="P14">É capaz de estender o HTML graças às diretivas do tipo ng-init e ng-app.</text:p>
        </text:list-item>
        <text:list-item>
          <text:p text:style-name="P14">Suas expressões podem ser escritas dentro de chaves duplas.</text:p>
        </text:list-item>
        <text:list-item>
          <text:p text:style-name="P14">Não oferece validação de forms do lado do cliente. Está correto somente o que se afirma em:</text:p>
        </text:list-item>
      </text:list>
      <text:p text:style-name="P3"/>
      <text:list xml:id="list4159503848" text:style-name="L25">
        <text:list-item>
          <text:p text:style-name="P15">I;</text:p>
        </text:list-item>
        <text:list-item>
          <text:p text:style-name="P15">II;</text:p>
        </text:list-item>
        <text:list-item>
          <text:p text:style-name="P15">III;</text:p>
        </text:list-item>
        <text:list-item>
          <text:p text:style-name="P27">I e II;</text:p>
        </text:list-item>
        <text:list-item>
          <text:p text:style-name="P15">I e III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16:55.036791577</dc:date>
    <meta:editing-duration>PT3M5S</meta:editing-duration>
    <meta:editing-cycles>1</meta:editing-cycles>
    <meta:document-statistic meta:table-count="0" meta:image-count="0" meta:object-count="0" meta:page-count="6" meta:paragraph-count="145" meta:word-count="1671" meta:character-count="10162" meta:non-whitespace-character-count="8641"/>
    <meta:generator>LibreOffice/6.0.7.3$Linux_X86_64 LibreOffice_project/00m0$Build-3</meta:generator>
  </office:meta>
</office:document-meta>
</file>